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Normal">
      <style:text-properties fo:language="en" fo:country="US"/>
    </style:style>
    <style:style style:name="P3" style:family="paragraph" style:parent-style-name="Standard" style:list-style-name="L1"/>
    <style:style style:name="P4" style:family="paragraph" style:parent-style-name="Standard" style:list-style-name="L2"/>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mprehensive To-do list of Aweworld.</text:p>
      <text:p text:style-name="Standard"/>
      <text:p text:style-name="Standard"/>
      <text:p text:style-name="P1">Story writing: </text:p>
      <text:p text:style-name="Standard"/>
      <text:p text:style-name="Standard">Ship? Enviiiroments (Incoming picture from Talrion, Ship-tour page could also help familiarize.)</text:p>
      <text:p text:style-name="Standard"/>
      <text:p text:style-name="Normal">More solid connection between merchant ship attack, wulf wreck and Viskas 3<text:span text:style-name="T1">rd</text:span> ship. (Unsure what I had in mind. )</text:p>
      <text:p text:style-name="Normal"/>
      <text:p text:style-name="Standard">The Flock (Card game)</text:p>
      <text:p text:style-name="Standard"/>
      <text:list xml:id="list2190749206480437990" text:style-name="L1">
        <text:list-header>
          <text:p text:style-name="P3"/>
        </text:list-header>
      </text:list>
      <text:list xml:id="list2245866115201426900" text:style-name="L2">
        <text:list-item>
          <text:p text:style-name="P4">Better writing for rules and betting phases. (Somewhat done, needs feedback)</text:p>
        </text:list-item>
      </text:list>
      <text:p text:style-name="Standard"/>
      <text:p text:style-name="Standard">General debriefing form being uninjured.. Alternate outcomes depending on officers? Less loss of crew with Tung and such. (Mostly done. No implementation of counting casualties). </text:p>
      <text:p text:style-name="Standard"/>
      <text:p text:style-name="Standard"/>
      <text:p text:style-name="Standard">Too many DIFFERENT variables involving Arn being dead or not. Streamline. (Seems to work currently, but still a lot of spare code laying around. )</text:p>
      <text:p text:style-name="Standard"/>
      <text:p text:style-name="P1">Feature:</text:p>
      <text:p text:style-name="Standard">Day counter. (Added days on all pages except after Viska) Takes 24 days to reach Viska without delays. No way to make up time. (Is it fine like this?) Shortcut through sea of fangs?</text:p>
      <text:p text:style-name="Standard"/>
      <text:p text:style-name="P2">Ship and crew morale status pages (Pop-up Arn to give you vague information?)</text:p>
      <text:p text:style-name="P2"/>
      <text:p text:style-name="Standard">Lore page (Under construction. Needs: Content. Button styling. )</text:p>
      <text:p text:style-name="Standard"/>
      <text:p text:style-name="Standard">Free-tour around the ship. Eaten by Zat and others. Hazing. </text:p>
      <text:p text:style-name="Standard"/>
      <text:p text:style-name="Standard">End screen statistics. (Metrics needed. Crew loss, eaten prey, speed. Morale and ship status)</text:p>
      <text:p text:style-name="Standard"/>
      <text:p text:style-name="P1">Design: </text:p>
      <text:p text:style-name="Standard"/>
      <text:p text:style-name="Standard">Art assets. (Mostly all added where needed.)</text:p>
      <text:p text:style-name="Standard">Get rid of bootstrap buttons?</text:p>
      <text:p text:style-name="Standard">Button styling</text:p>
      <text:p text:style-name="Standard"/>
      <text:p text:style-name="Standard">Ideas:</text:p>
      <text:p text:style-name="Standard">Injury?</text:p>
      <text:p text:style-name="Standard"/>
      <text:p text:style-name="Standard">Bond with Arn after wulfcaptain?</text:p>
      <text:p text:style-name="Standard"/>
      <text:p text:style-name="Standard">Avolc background hints. Optional Dream sequence after merchant ship. Another line of optional questions in Groomery. Perhaps a final reveal in final ceremony. <text:s/>(Content written, needs review and implementation.)</text:p>
      <text:p text:style-name="Standard"/>
      <text:p text:style-name="Standard"><text:soft-page-break/></text:p>
      <text:p text:style-name="Standard">Default dialogues, example groomer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paragraph-properties fo:hyphenation-ladder-count="no-limit"/>
      <style:text-properties fo:hyphenate="false" fo:hyphenation-remain-char-count="0" fo:hyphenation-push-char-count="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19T17:32:03.14</meta:creation-date>
    <meta:editing-duration>PT8H56M36S</meta:editing-duration>
    <meta:editing-cycles>10</meta:editing-cycles>
    <meta:generator>OpenOffice/4.1.3$Win32 OpenOffice.org_project/413m1$Build-9783</meta:generator>
    <dc:date>2016-12-20T20:16:31.31</dc:date>
    <meta:document-statistic meta:table-count="0" meta:image-count="0" meta:object-count="0" meta:page-count="2" meta:paragraph-count="23" meta:word-count="241" meta:character-count="1555"/>
  </office:meta>
</office:document-meta>
</file>